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background-color="#ffffff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9pt" fo:language="en" fo:country="US" style:font-name-asian="Times New Roman1" style:font-size-asian="9pt" style:font-name-complex="Times New Roman1" style:font-size-complex="9pt"/>
    </style:style>
    <style:style style:name="P18" style:family="paragraph" style:parent-style-name="Standard">
      <style:text-properties style:font-name="Times New Roman" fo:font-size="9pt" fo:language="en" fo:country="US" fo:font-weight="bold" style:font-name-asian="Courier New1" style:font-size-asian="9pt" style:font-weight-asian="bold" style:font-name-complex="Times New Roman1" style:font-size-complex="18pt"/>
    </style:style>
    <style:style style:name="P19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7" style:family="paragraph" style:parent-style-name="Heading_20_1">
      <style:paragraph-properties fo:text-align="center" style:justify-single-word="false" fo:break-before="page"/>
      <style:text-properties style:font-name="Times New Roman" fo:font-size="18pt" style:font-size-asian="18pt" style:font-size-complex="18pt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0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33" style:family="paragraph" style:parent-style-name="Standard">
      <style:paragraph-properties fo:text-align="justify" style:justify-single-word="false"/>
    </style:style>
    <style:style style:name="T1" style:family="text">
      <style:text-properties fo:color="#000000" loext:opacity="100%" style:font-name="Times New Roman" fo:font-size="14pt" style:font-size-asian="14pt" style:font-size-complex="14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0c762a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style:text-underline-style="solid" style:text-underline-width="auto" style:text-underline-color="font-color" officeooo:rsid="000c762a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text-underline-style="none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9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20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1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22" style:family="text">
      <style:text-properties officeooo:rsid="000c762a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 (национальный исследовательский университет)</text:p>
      <text:p text:style-name="P6"/>
      <text:p text:style-name="P32">Институт №8 «Компьютерные науки и прикладная математика»</text:p>
      <text:p text:style-name="P32">Кафедра 806 «Вычислительная математика и программирование»</text:p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8">Лабораторная работа по курсу "Дискретный анализ" №1</text:span></text:p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2">Студент: </text:span><text:span text:style-name="T4">Ахметшин Б. Р.</text:span></text:p>
      <text:p text:style-name="P7">Преподаватель: <text:span text:style-name="T22">Зацепин Н. А.</text:span></text:p>
      <text:p text:style-name="P7">Группа: М8О-20<text:span text:style-name="T22">3</text:span>Б-22</text:p>
      <text:p text:style-name="P2"><text:span text:style-name="T2">Дата:</text:span><text:span text:style-name="T7"> </text:span><text:span text:style-name="T6"><text:s text:c="6"/></text:span><text:span text:style-name="T5"><text:s text:c="18"/></text:span></text:p>
      <text:p text:style-name="P7">Оценка:<text:span text:style-name="T24"> </text:span><text:span text:style-name="T23"><text:s text:c="24"/></text:span></text:p>
      <text:p text:style-name="P7">Подпись: <text:span text:style-name="T23"><text:s text:c="24"/></text:span></text:p>
      <text:p text:style-name="P9"/>
      <text:p text:style-name="P9"><text:soft-page-break/></text:p>
      <text:p text:style-name="P4"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738_2004454639" text:style-name="Internet_20_link" text:visited-style-name="Visited_20_Internet_20_Link">Цель работы<text:tab/>3</text:a></text:p>
          <text:p text:style-name="P23"><text:a xlink:type="simple" xlink:href="#__RefHeading__740_2004454639" text:style-name="Internet_20_link" text:visited-style-name="Visited_20_Internet_20_Link">Постановка задачи<text:tab/>3</text:a></text:p>
          <text:p text:style-name="P23"><text:a xlink:type="simple" xlink:href="#__RefHeading__742_2004454639" text:style-name="Internet_20_link" text:visited-style-name="Visited_20_Internet_20_Link">Общие сведения о программе<text:tab/>4</text:a></text:p>
          <text:p text:style-name="P23"><text:a xlink:type="simple" xlink:href="#__RefHeading__744_2004454639" text:style-name="Internet_20_link" text:visited-style-name="Visited_20_Internet_20_Link">Общий алгоритм решения<text:tab/>5</text:a></text:p>
          <text:p text:style-name="P23"><text:a xlink:type="simple" xlink:href="#__RefHeading__746_2004454639" text:style-name="Internet_20_link" text:visited-style-name="Visited_20_Internet_20_Link">Реализация<text:tab/>5</text:a></text:p>
          <text:p text:style-name="P23"><text:a xlink:type="simple" xlink:href="#__RefHeading__748_2004454639" text:style-name="Internet_20_link" text:visited-style-name="Visited_20_Internet_20_Link">Пример работы<text:tab/>8</text:a></text:p>
          <text:p text:style-name="P23"><text:a xlink:type="simple" xlink:href="#__RefHeading__750_2004454639" text:style-name="Internet_20_link" text:visited-style-name="Visited_20_Internet_20_Link">Вывод<text:tab/>9</text:a></text:p>
        </text:index-body>
      </text:table-of-content>
      <text:p text:style-name="Contents_20_1"><text:a xlink:type="simple" xlink:href="#__RefHeading___Toc3883_94863195" text:style-name="Internet_20_link" text:visited-style-name="Visited_20_Internet_20_Link"><text:span text:style-name="T1"/></text:a></text:p>
      <text:list xml:id="list1275059625" text:style-name="Outline">
        <text:list-item>
          <text:h text:style-name="P25" text:outline-level="1"/>
        </text:list-item>
        <text:list-item>
          <text:h text:style-name="P27" text:outline-level="1"><text:bookmark-start text:name="__RefHeading__738_2004454639"/><text:bookmark text:name="Bookmark"/><text:span text:style-name="T25">Цель работы</text:span><text:bookmark-end text:name="__RefHeading__738_2004454639"/></text:h>
        </text:list-item>
      </text:list>
      <text:p text:style-name="P24"><text:span text:style-name="T10"/></text:p>
      <text:list xml:id="list102753659424707" text:continue-numbering="true" text:style-name="Outline">
        <text:list-item>
          <text:h text:style-name="P26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3"/>
      <text:list xml:id="list102753286435613" text:continue-numbering="true" text:style-name="Outline">
        <text:list-item>
          <text:h text:style-name="P26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2"><text:span text:style-name="T14"/></text:p>
      <text:p text:style-name="P15"/>
      <text:list xml:id="list102754705642900" text:continue-numbering="true" text:style-name="Outline">
        <text:list-item>
          <text:h text:style-name="P26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16"/>
      <text:list xml:id="list102754634562645" text:continue-numbering="true" text:style-name="Outline">
        <text:list-item>
          <text:h text:style-name="P26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7"/>
      <text:p text:style-name="P31"/>
      <text:list xml:id="list102753383583489" text:continue-numbering="true" text:style-name="Outline">
        <text:list-item>
          <text:h text:style-name="P28" text:outline-level="1"><text:bookmark-start text:name="__RefHeading__748_2004454639"/><text:bookmark text:name="Bookmark5"/><text:span text:style-name="T9">Пример</text:span><text:span text:style-name="T12"> </text:span><text:span text:style-name="T9">работы</text:span><text:bookmark-end text:name="__RefHeading__748_2004454639"/></text:h>
        </text:list-item>
      </text:list>
      <text:p text:style-name="P19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Input</text:p>
          </table:table-cell>
          <table:table-cell table:style-name="Таблица1.B1" office:value-type="string">
            <text:p text:style-name="P21">Output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8"/>
      <text:list xml:id="list102753369809743" text:continue-numbering="true" text:style-name="Outline">
        <text:list-item>
          <text:h text:style-name="P26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c762a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5</meta:editing-cycles>
    <meta:creation-date>2022-10-30T13:40:00</meta:creation-date>
    <dc:date>2024-03-16T10:27:52.939059172</dc:date>
    <dc:language>ru-RU</dc:language>
    <meta:editing-duration>PT8M46S</meta:editing-duration>
    <meta:generator>LibreOffice/7.3.7.2$Linux_X86_64 LibreOffice_project/30$Build-2</meta:generator>
    <meta:document-statistic meta:table-count="1" meta:image-count="0" meta:object-count="0" meta:page-count="3" meta:paragraph-count="31" meta:word-count="86" meta:character-count="671" meta:non-whitespace-character-count="54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